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3.3271in"/>
    </style:style>
    <style:style style:name="Table1.B" style:family="table-column">
      <style:table-column-properties style:column-width="3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3028in" fo:margin-top="0in" fo:margin-bottom="0in" table:align="center" style:writing-mode="page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9847in"/>
    </style:style>
    <style:style style:name="Table2.F" style:family="table-column">
      <style:table-column-properties style:column-width="0.9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833in" fo:keep-together="auto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868in" fo:keep-together="auto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Table2.F9" style:family="table-cell">
      <style:table-cell-properties fo:padding-left="0.075in" fo:padding-right="0.075in" fo:padding-top="0in" fo:padding-bottom="0in" fo:border="0.5pt solid #000000"/>
    </style:style>
    <style:style style:name="Table2.F10" style:family="table-cell">
      <style:table-cell-properties fo:padding-left="0.075in" fo:padding-right="0.075in" fo:padding-top="0in" fo:padding-bottom="0in" fo:border="0.5pt solid #000000"/>
    </style:style>
    <style:style style:name="Table2.F11" style:family="table-cell">
      <style:table-cell-properties fo:padding-left="0.075in" fo:padding-right="0.075in" fo:padding-top="0in" fo:padding-bottom="0in" fo:border="0.5pt solid #000000"/>
    </style:style>
    <style:style style:name="Table2.12" style:family="table-row">
      <style:table-row-properties style:min-row-height="0.5896in" fo:keep-together="auto"/>
    </style:style>
    <style:style style:name="Table2.F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2.4583in" fo:text-indent="0.4917in" style:auto-text-indent="false" fo:break-before="pag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7e80e" officeooo:paragraph-rsid="0007e80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style:font-size-asian="14pt" style:font-size-complex="14pt"/>
    </style:style>
    <style:style style:name="P13" style:family="paragraph" style:parent-style-name="Standard">
      <style:paragraph-properties fo:margin-left="2.4583in" fo:text-indent="0.4917in" style:auto-text-indent="false"/>
      <style:text-properties style:font-name="times new roman" fo:font-size="11pt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0d7e5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19" style:family="paragraph" style:parent-style-name="Standard">
      <style:text-properties style:font-name="Times New Roman" officeooo:rsid="00107156" officeooo:paragraph-rsid="00107156"/>
    </style:style>
    <style:style style:name="P20" style:family="paragraph" style:parent-style-name="Standard">
      <style:text-properties style:font-name="Times New Roman1" fo:font-size="12pt" officeooo:rsid="00107156" officeooo:paragraph-rsid="00107156" style:font-size-asian="12pt" style:font-name-complex="Times New Roman2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left="0.0236in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3" style:family="paragraph" style:parent-style-name="Standard">
      <style:text-properties style:font-name="JetBrainsMono NF" fo:font-size="12pt" officeooo:rsid="00107156" officeooo:paragraph-rsid="00107156" style:font-size-asian="12pt" style:font-name-complex="Times New Roman2" style:font-size-complex="12pt" style:font-weight-complex="bold"/>
    </style:style>
    <style:style style:name="P24" style:family="paragraph" style:parent-style-name="Standard">
      <style:text-properties style:font-name="Times New Roman" fo:font-size="12pt" officeooo:rsid="00107156" officeooo:paragraph-rsid="00107156" style:font-size-asian="12pt" style:font-name-complex="Times New Roman2" style:font-size-complex="12pt" style:font-weight-complex="bold"/>
    </style:style>
    <style:style style:name="P25" style:family="paragraph" style:parent-style-name="Standard" style:list-style-name="L2">
      <style:text-properties style:font-name="Times New Roman" fo:font-size="12pt" officeooo:rsid="00107156" officeooo:paragraph-rsid="00107156" style:font-size-asian="12pt" style:font-name-complex="Times New Roman2" style:font-size-complex="12pt" style:font-weight-complex="bold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left="0.0236in"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left="0.0236in"/>
    </style:style>
    <style:style style:name="P31" style:family="paragraph" style:parent-style-name="Standard">
      <style:paragraph-properties fo:margin-top="0in" fo:margin-bottom="0in" style:contextual-spacing="false"/>
      <style:text-properties style:font-name="JetBrainsMono NF" fo:font-size="10.5pt" officeooo:rsid="00107156" officeooo:paragraph-rsid="00107156" style:font-size-asian="10.5pt" style:font-name-complex="Times New Roman2" style:font-size-complex="10.5pt" style:font-weight-complex="bold"/>
    </style:style>
    <style:style style:name="P32" style:family="paragraph" style:parent-style-name="Text_20_body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fo:color="#000000" loext:opacity="100%" style:font-name="times new roman" fo:font-size="12pt" officeooo:paragraph-rsid="000d7e55" style:font-name-asian="Times New Roman2" style:font-size-asian="12pt" style:language-asian="ru" style:country-asian="RU" style:font-name-complex="Times New Roman2" style:font-size-complex="12pt"/>
    </style:style>
    <style:style style:name="P33" style:family="paragraph" style:parent-style-name="Text_20_body" style:list-style-name="L1">
      <loext:graphic-properties draw:fill="solid" draw:fill-color="#ffffff"/>
      <style:paragraph-properties fo:margin-top="0in" fo:margin-bottom="0.1945in" style:contextual-spacing="false" fo:line-height="100%" fo:background-color="#ffffff"/>
      <style:text-properties style:font-name="times new roman" fo:font-size="12pt" officeooo:paragraph-rsid="000d7e55" style:font-size-asian="12pt" style:font-size-complex="12pt"/>
    </style:style>
    <style:style style:name="T1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2" style:family="text">
      <style:text-properties style:font-name="Times New Roman1" fo:font-size="12pt" style:font-size-asian="12pt" style:font-name-complex="Times New Roman2" style:font-size-complex="14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style:font-size-asian="12pt" style:font-name-complex="Times New Roman2" style:font-size-complex="12pt" style:font-style-complex="italic" style:font-weight-complex="bold"/>
    </style:style>
    <style:style style:name="T5" style:family="text">
      <style:text-properties style:font-name="Times New Roman1" fo:font-size="12pt" style:font-size-asian="12pt" style:font-name-complex="Times New Roman2" style:font-size-complex="12pt" style:font-weight-complex="bold"/>
    </style:style>
    <style:style style:name="T6" style:family="text">
      <style:text-properties style:font-name="Times New Roman1" fo:font-size="12pt" officeooo:rsid="00099489" style:font-size-asian="12pt" style:font-name-complex="Times New Roman2" style:font-size-complex="12pt"/>
    </style:style>
    <style:style style:name="T7" style:family="text">
      <style:text-properties style:font-name="Times New Roman1" fo:font-size="12pt" officeooo:rsid="000d7e55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10b0a8" style:font-size-asian="12pt" style:font-name-complex="Times New Roman2" style:font-size-complex="12pt"/>
    </style:style>
    <style:style style:name="T9" style:family="text">
      <style:text-properties style:font-name="Times New Roman1" fo:font-size="14pt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officeooo:rsid="000d7e55" style:font-size-asian="14pt" style:font-weight-asian="bold" style:font-name-complex="Times New Roman2" style:font-size-complex="14pt"/>
    </style:style>
    <style:style style:name="T12" style:family="text">
      <style:text-properties fo:font-size="14pt" fo:font-weight="bold" style:font-weight-asian="bold" style:font-name-complex="Times New Roman2"/>
    </style:style>
    <style:style style:name="T13" style:family="text">
      <style:text-properties fo:font-size="14pt" fo:language="en" fo:country="US" fo:font-weight="bold" officeooo:rsid="0007a8dd" style:font-weight-asian="bold" style:font-name-complex="Times New Roman2"/>
    </style:style>
    <style:style style:name="T14" style:family="text">
      <style:text-properties fo:font-size="14pt" style:font-name-complex="Times New Roman2"/>
    </style:style>
    <style:style style:name="T15" style:family="text">
      <style:text-properties fo:font-size="14pt" officeooo:rsid="0007a8dd" style:font-name-complex="Times New Roman2"/>
    </style:style>
    <style:style style:name="T16" style:family="text">
      <style:text-properties fo:font-size="14pt" officeooo:rsid="000d7e55" style:font-name-complex="Times New Roman2"/>
    </style:style>
    <style:style style:name="T17" style:family="text">
      <style:text-properties fo:font-size="14pt" officeooo:rsid="00107156" style:font-name-complex="Times New Roman2"/>
    </style:style>
    <style:style style:name="T18" style:family="text">
      <style:text-properties fo:color="#000000" loext:opacity="100%" fo:font-size="12pt" style:font-name-asian="Times New Roman2" style:font-size-asian="12pt" style:language-asian="ru" style:country-asian="RU" style:font-name-complex="Times New Roman2" style:font-size-complex="12pt"/>
    </style:style>
    <style:style style:name="T19" style:family="text">
      <style:text-properties fo:font-size="12pt" style:font-size-asian="12pt" style:font-name-complex="Times New Roman2" style:font-size-complex="12pt" style:font-weight-complex="bold"/>
    </style:style>
    <style:style style:name="T20" style:family="text">
      <style:text-properties officeooo:rsid="000ea8e3"/>
    </style:style>
    <style:style style:name="T21" style:family="text">
      <style:text-properties officeooo:rsid="00107156"/>
    </style:style>
    <style:style style:name="T22" style:family="text">
      <style:text-properties style:font-name="JetBrainsMono NF" fo:font-size="12pt" style:font-size-asian="12pt" style:font-name-complex="Times New Roman2" style:font-size-complex="12pt" style:font-weight-complex="bold"/>
    </style:style>
    <style:style style:name="T23" style:family="text">
      <style:text-properties style:font-name="JetBrainsMono NF" style:font-name-complex="Times New Roman2" style:font-weight-complex="bold"/>
    </style:style>
    <style:style style:name="T24" style:family="text">
      <style:text-properties style:font-name="JetBrainsMono NF" fo:font-size="10.5pt" style:font-size-asian="10.5pt" style:font-name-complex="Times New Roman2" style:font-size-complex="10.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АГЕНСТВО ЖЕЛЕЗНОДОРОЖНОГО ТРАНСПОРТА</text:p>
      <text:p text:style-name="P18">Федеральное государственное бюджетное образовательное учреждение высшего образования</text:p>
      <text:p text:style-name="P18">«ПЕТЕРБУРГСКИЙ ГОСУДАРСТВЕННЫЙ УНИВЕРСИТЕТ ПУТЕЙ СООБЩЕНИЯ Императора Александра I»</text:p>
      <text:p text:style-name="P7">Кафедра «ИНФОРМАЦИОННЫЕ И ВЫЧИСЛИТЕЛЬНЫЕ СИСТЕМЫ»</text:p>
      <text:p text:style-name="P7">Дисциплина «Базы данных и управление данными»</text:p>
      <text:p text:style-name="P2"/>
      <text:p text:style-name="P2"/>
      <text:p text:style-name="P10">ОТЧЁТ</text:p>
      <text:p text:style-name="P10">ПО ЛАБОРАТОРНОЙ РАБОТЕ № <text:span text:style-name="T21">6</text:span></text:p>
      <text:p text:style-name="P16"><text:span text:style-name="T14">«Взаимодействие приложений с СУБД </text:span><text:span text:style-name="T16">(часть </text:span><text:span text:style-name="T17">2</text:span><text:span text:style-name="T16">)</text:span><text:span text:style-name="T14">»</text:span>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Выполнил студент</text:p>
            <text:p text:style-name="P8">Факультет: АИТ</text:p>
            <text:p text:style-name="P14"><text:span text:style-name="T14">Группа: ИВБ-</text:span><text:span text:style-name="T15">2</text:span><text:span text:style-name="T14">11</text:span></text:p>
            <text:p text:style-name="P8"/>
          </table:table-cell>
          <table:table-cell table:style-name="Table1.A1" office:value-type="string">
            <text:p text:style-name="P15"><text:span text:style-name="T15">Шефнер </text:span><text:span text:style-name="T14">А.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4">Проверил: </text:span><text:span text:style-name="T15">проф</text:span><text:span text:style-name="T14">.</text:span></text:p>
          </table:table-cell>
          <table:table-cell table:style-name="Table1.A1" office:value-type="string">
            <text:p text:style-name="P9">Хомоненко А. Д.</text:p>
          </table:table-cell>
        </table:table-row>
      </table:table>
      <text:p text:style-name="P5"><text:s text:c="48"/></text:p>
      <text:p text:style-name="P2"><text:s text:c="82"/></text:p>
      <text:p text:style-name="P12"/>
      <text:p text:style-name="P12"/>
      <text:p text:style-name="P11">Санкт-Петербург</text:p>
      <text:p text:style-name="P13"><text:span text:style-name="T12">202</text:span><text:span text:style-name="T13">4</text:span></text:p>
      <text:p text:style-name="P1"/>
      <text:p text:style-name="Standard" loext:marker-style-name="T9"><text:span text:style-name="T10">Задание</text:span><text:span text:style-name="T9">:</text:span></text:p>
      <text:list text:style-name="L1">
        <text:list-item>
          <text:p text:style-name="P32">Для выбранной предметной области разработать схему реляционной БД и написать скрипт её создания и наполнения.<text:line-break/>Схема должна описывать не менее четырех сущностей, иметь хотя бы одно отношение n-m и отражать некоторый бизнес-процесс, разворачивающийся во времени.<text:line-break/>Для схемы привести примеры запросов, использующих имеющиеся отношения между сущностями.</text:p>
        </text:list-item>
        <text:list-item>
          <text:p text:style-name="P33">Для выбранной предметной области разработать <text:span text:style-name="T20">Rust</text:span>-приложение, выводящее в поток вывода содержимое таблиц.</text:p>
        </text:list-item>
      </text:list>
      <text:p text:style-name="P6"><text:span text:style-name="T18"/></text:p>
      <text:p text:style-name="Standard" loext:marker-style-name="T10"><text:span text:style-name="T11">Ход работы</text:span><text:span text:style-name="T10">:</text:span></text:p>
      <text:p text:style-name="P20">В прошлой лабораторной работе был создан проект «fbook», имеющий следующую файловую структуру:</text:p>
      <text:p text:style-name="P20">fbook</text:p>
      <text:p text:style-name="P23">├── app.env<text:line-break/>├── Cargo.toml<text:line-break/>├── migrations/<text:line-break/>└── src<text:line-break/> <text:s text:c="4"/>└── main.rs</text:p>
      <text:p text:style-name="P24">В этой работе будет представлено содержимое файлов «Cargo.toml» и «src/main.rs».</text:p>
      <text:p text:style-name="P24">Cargo.toml:</text:p>
      <text:p text:style-name="P19"><text:span text:style-name="T24">[package]<text:line-break/>name = "fbook"<text:line-break/>version = "0.1.0"<text:line-break/>edition = "2021"<text:line-break/><text:line-break/># See more keys and their definitions at<text:line-break/></text:span><text:a xlink:type="simple" xlink:href="https://doc.rust-lang.org/cargo/reference/manifest.html" text:style-name="Internet_20_link" text:visited-style-name="Visited_20_Internet_20_Link"><text:span text:style-name="T24">https://doc.rust-lang.org/cargo/reference/manifest.html</text:span></text:a><text:span text:style-name="T24"><text:line-break/><text:line-break/>[dependencies]<text:line-break/>anyhow = "1.0.83"<text:line-break/>axum = "0.7.5"<text:line-break/>chrono = { version = "0.4.38", features = ["serde"] }<text:line-break/>serde = { version = "1.0.201", features = ["derive"] }<text:line-break/></text:span><text:soft-page-break/><text:span text:style-name="T24">serde_json = "1.0.117"<text:line-break/>sqlx = { version = "0.7.4", features = ["runtime-tokio", "postgres", "chrono"] }<text:line-break/>tokio = { version = "1.37.0", features = ["full"] }</text:span></text:p>
      <text:p text:style-name="P24">В этом файле определено название нашего приложения и список зависимостей. Для чего нужно каждое из них:</text:p>
      <text:list text:style-name="L2">
        <text:list-item>
          <text:p text:style-name="P25">anyhow — для удобной и эффективной обработки ошибок.</text:p>
        </text:list-item>
        <text:list-item>
          <text:p text:style-name="P25">axum — необходимо для создания HTTP-сервера.</text:p>
        </text:list-item>
        <text:list-item>
          <text:p text:style-name="P25">chrono — для работы с датой и временем в таблицах.</text:p>
        </text:list-item>
        <text:list-item>
          <text:p text:style-name="P25">serde и serde_json — для преобразования данных в формат JSON.</text:p>
        </text:list-item>
        <text:list-item>
          <text:p text:style-name="P25">sqlx — для работы с базой данных SQL.</text:p>
        </text:list-item>
        <text:list-item>
          <text:p text:style-name="P25">Tokio - асинхронная среда выполнения, нужная для Axum и SQLx.</text:p>
        </text:list-item>
      </text:list>
      <text:p text:style-name="P19"><text:span text:style-name="T19"/></text:p>
      <text:p text:style-name="P24">main.rs содержит логику приложения. Его содержание с комментариями представлено ниже:</text:p>
      <text:p text:style-name="P31">// Первым делом необходимо внести в область видимости</text:p>
      <text:p text:style-name="P31">// файла различные типы и функции из библиотек,</text:p>
      <text:p text:style-name="P31">// которые есть в проекте. Это не обязательно, так</text:p>
      <text:p text:style-name="P31">// как можно обратиться к любой функции или типу, указав</text:p>
      <text:p text:style-name="P31">// прямо в коде пространство имён перед его именем,</text:p>
      <text:p text:style-name="P31">// однако это очень сильно загромождает код.</text:p>
      <text:p text:style-name="P31">use anyhow::Result;</text:p>
      <text:p text:style-name="P31">use axum::{</text:p>
      <text:p text:style-name="P31"><text:s text:c="4"/>extract::{Json, State},</text:p>
      <text:p text:style-name="P31"><text:s text:c="4"/>http::StatusCode,</text:p>
      <text:p text:style-name="P31"><text:s text:c="4"/>response::{IntoResponse, Response},</text:p>
      <text:p text:style-name="P31"><text:s text:c="4"/>routing::get,</text:p>
      <text:p text:style-name="P31"><text:s text:c="4"/>serve,</text:p>
      <text:p text:style-name="P31"><text:s text:c="4"/>Router};</text:p>
      <text:p text:style-name="P31">use tokio::net::TcpListener;</text:p>
      <text:p text:style-name="P31">use serde::Serialize;</text:p>
      <text:p text:style-name="P31">use sqlx::{</text:p>
      <text:p text:style-name="P31"><text:s text:c="4"/>query_as,</text:p>
      <text:p text:style-name="P31"><text:s text:c="4"/>FromRow,</text:p>
      <text:p text:style-name="P31"><text:s text:c="4"/>postgres::{PgPool, PgPoolOptions},</text:p>
      <text:p text:style-name="P31"><text:s text:c="4"/>types::chrono::NaiveDateTime};</text:p>
      <text:p text:style-name="P31">use std::time::Duration;</text:p>
      <text:p text:style-name="P31"><text:soft-page-break/></text:p>
      <text:p text:style-name="P31"/>
      <text:p text:style-name="P31">// Это URL, который будет слушать приложения.</text:p>
      <text:p text:style-name="P31">// Можно его брать из переменной среды, но для простоты</text:p>
      <text:p text:style-name="P31">// пусть оно будет константой.</text:p>
      <text:p text:style-name="P31">const BASE_URL: &amp;str = "localhost:3000";</text:p>
      <text:p text:style-name="P31"/>
      <text:p text:style-name="P31">// Определение структур, которые будут представлять</text:p>
      <text:p text:style-name="P31">// результаты запросов. Обратите внимание: название полей</text:p>
      <text:p text:style-name="P31">// должно совпадать с названиями столбцов, получаемых при</text:p>
      <text:p text:style-name="P31">// запросе. В этом случае SQLx сможет реализовать соответствие</text:p>
      <text:p text:style-name="P31">// между запросом и структурой автоматически.</text:p>
      <text:p text:style-name="P31">//</text:p>
      <text:p text:style-name="P31">// Так же у каждой из этих структур присутствует</text:p>
      <text:p text:style-name="P31">// #[derive(Serialize)] - это нужно для автоматической</text:p>
      <text:p text:style-name="P31">// реализации трейта serde::Serialize, который позволит</text:p>
      <text:p text:style-name="P31">// преобразовать экземпляр структуры в JSON. </text:p>
      <text:p text:style-name="P31">#[derive(Serialize)]</text:p>
      <text:p text:style-name="P31">struct Customer {</text:p>
      <text:p text:style-name="P31"><text:s text:c="4"/>id: i32,</text:p>
      <text:p text:style-name="P31"><text:s text:c="4"/>name: String,</text:p>
      <text:p text:style-name="P31"><text:s text:c="4"/>surname: String,</text:p>
      <text:p text:style-name="P31"><text:s text:c="4"/>address: String,</text:p>
      <text:p text:style-name="P31"><text:s text:c="4"/>phone: String,</text:p>
      <text:p text:style-name="P31">}</text:p>
      <text:p text:style-name="P31"/>
      <text:p text:style-name="P31">#[derive(Serialize)]</text:p>
      <text:p text:style-name="P31">struct Material {</text:p>
      <text:p text:style-name="P31"><text:s text:c="4"/>id: i32,</text:p>
      <text:p text:style-name="P31"><text:s text:c="4"/>name: String,</text:p>
      <text:p text:style-name="P31"><text:s text:c="4"/>description: String,</text:p>
      <text:p text:style-name="P31"><text:s text:c="4"/>price: f32,</text:p>
      <text:p text:style-name="P31"><text:s text:c="4"/>stock: f32,</text:p>
      <text:p text:style-name="P31">}</text:p>
      <text:p text:style-name="P31"/>
      <text:p text:style-name="P31">#[derive(Serialize)]</text:p>
      <text:p text:style-name="P31">struct Size {</text:p>
      <text:p text:style-name="P31"><text:s text:c="4"/>id: i32,</text:p>
      <text:p text:style-name="P31"><text:s text:c="4"/>name: String</text:p>
      <text:p text:style-name="P31">}</text:p>
      <text:p text:style-name="P31"/>
      <text:p text:style-name="P31">#[derive(Serialize)]</text:p>
      <text:p text:style-name="P31">struct BookOrder {</text:p>
      <text:p text:style-name="P31"><text:s text:c="4"/>id: i32,</text:p>
      <text:p text:style-name="P31"><text:soft-page-break/><text:s text:c="4"/>customer_id: i32,</text:p>
      <text:p text:style-name="P31"><text:s text:c="4"/>datetime: NaiveDateTime,</text:p>
      <text:p text:style-name="P31"><text:s text:c="4"/>cost: f32,</text:p>
      <text:p text:style-name="P31"><text:s text:c="4"/>number_of_turns: i32,</text:p>
      <text:p text:style-name="P31"><text:s text:c="4"/>size_id: i32,</text:p>
      <text:p text:style-name="P31"><text:s text:c="4"/>material_id: i32,</text:p>
      <text:p text:style-name="P31">}</text:p>
      <text:p text:style-name="P31"/>
      <text:p text:style-name="P31">#[derive(Serialize)]</text:p>
      <text:p text:style-name="P31">struct PaintingOrder {</text:p>
      <text:p text:style-name="P31"><text:s text:c="4"/>id: i32,</text:p>
      <text:p text:style-name="P31"><text:s text:c="4"/>customer_id: i32,</text:p>
      <text:p text:style-name="P31"><text:s text:c="4"/>datetime: NaiveDateTime,</text:p>
      <text:p text:style-name="P31"><text:s text:c="4"/>cost: f32,</text:p>
      <text:p text:style-name="P31"><text:s text:c="4"/>width: i32,</text:p>
      <text:p text:style-name="P31"><text:s text:c="4"/>height: i32,</text:p>
      <text:p text:style-name="P31">}</text:p>
      <text:p text:style-name="P31"/>
      <text:p text:style-name="P31">// Помиму Serialize, данная структура так же наследует</text:p>
      <text:p text:style-name="P31">// реализацию sqlx::FromRow. С этой структурой не получается</text:p>
      <text:p text:style-name="P31">// использовать макрос sqlx::query_as!, поэтому используем функцию</text:p>
      <text:p text:style-name="P31">// sqlx::query_as, а она требует реализацию этого трейта.</text:p>
      <text:p text:style-name="P31">#[derive(Serialize, FromRow)]</text:p>
      <text:p text:style-name="P31">struct Order {</text:p>
      <text:p text:style-name="P31"><text:s text:c="4"/>name: String,</text:p>
      <text:p text:style-name="P31"><text:s text:c="4"/>surname: String,</text:p>
      <text:p text:style-name="P31"><text:s text:c="4"/>datetime: NaiveDateTime,</text:p>
      <text:p text:style-name="P31"><text:s text:c="4"/>cost: f32,</text:p>
      <text:p text:style-name="P31"><text:s text:c="4"/>kind: String,</text:p>
      <text:p text:style-name="P31">}</text:p>
      <text:p text:style-name="P31"/>
      <text:p text:style-name="P31">#[derive(Serialize)]</text:p>
      <text:p text:style-name="P31">struct TopBook {</text:p>
      <text:p text:style-name="P31"><text:s text:c="4"/>cost: f32,</text:p>
      <text:p text:style-name="P31"><text:s text:c="4"/>number_of_turns: i32,</text:p>
      <text:p text:style-name="P31"><text:s text:c="4"/>size: String,</text:p>
      <text:p text:style-name="P31"><text:s text:c="4"/>material: String</text:p>
      <text:p text:style-name="P31">}</text:p>
      <text:p text:style-name="P31"/>
      <text:p text:style-name="P31">// Эта структура-кортеж представляет внутреннюю ошибку сервера.</text:p>
      <text:p text:style-name="P31">// Её единственное поле типа anyhow::Error может содержать</text:p>
      <text:p text:style-name="P31">// в себе ошибку любого рода.</text:p>
      <text:p text:style-name="P31">struct AppError(anyhow::Error);</text:p>
      <text:p text:style-name="P31"/>
      <text:p text:style-name="P31"><text:soft-page-break/>// Поскольку мы хотим использовать AppError в API сервера,</text:p>
      <text:p text:style-name="P31">// необходимо определить логику для преобразования</text:p>
      <text:p text:style-name="P31">// ошибки в ответ сервера. Для этого необходимо самостоятельно</text:p>
      <text:p text:style-name="P31">// реализовать трейт IntoResponse.</text:p>
      <text:p text:style-name="P31">impl IntoResponse for AppError {</text:p>
      <text:p text:style-name="P31"><text:s text:c="4"/>fn into_response(self) -&gt; Response {</text:p>
      <text:p text:style-name="P31"><text:s text:c="8"/>(</text:p>
      <text:p text:style-name="P31"><text:s text:c="12"/>StatusCode::INTERNAL_SERVER_ERROR,</text:p>
      <text:p text:style-name="P31"><text:s text:c="12"/>format!("Something went wrong: {}", self.0),</text:p>
      <text:p text:style-name="P31"><text:s text:c="8"/>).into_response()</text:p>
      <text:p text:style-name="P31"><text:s text:c="4"/>}</text:p>
      <text:p text:style-name="P31">}</text:p>
      <text:p text:style-name="P31"/>
      <text:p text:style-name="P31">// Реализация этого трейта необходима для того, чтобы можно было</text:p>
      <text:p text:style-name="P31">// преобразовать anyhow::Error в AppError.</text:p>
      <text:p text:style-name="P31">impl&lt;E&gt; From&lt;E&gt; for AppError</text:p>
      <text:p text:style-name="P31">where</text:p>
      <text:p text:style-name="P31"><text:s text:c="4"/>E: Into&lt;anyhow::Error&gt;,</text:p>
      <text:p text:style-name="P31">{</text:p>
      <text:p text:style-name="P31"><text:s text:c="4"/>fn from(err: E) -&gt; Self {</text:p>
      <text:p text:style-name="P31"><text:s text:c="8"/>Self(err.into())</text:p>
      <text:p text:style-name="P31"><text:s text:c="4"/>}</text:p>
      <text:p text:style-name="P31">}</text:p>
      <text:p text:style-name="P31"/>
      <text:p text:style-name="P31">// Точка входа программы.</text:p>
      <text:p text:style-name="P31">// #[tokio::main()] необходим, поскольку приложение</text:p>
      <text:p text:style-name="P31">// использует tokio runtime и является асинхронным.</text:p>
      <text:p text:style-name="P31">// Без этого макроса нельзя сделать main async и выполнять</text:p>
      <text:p text:style-name="P31">// внутри await.</text:p>
      <text:p text:style-name="P31">#[tokio::main()]</text:p>
      <text:p text:style-name="P31">async fn main() {</text:p>
      <text:p text:style-name="P31"><text:s text:c="4"/>// Берём URL к базе данных из той же переменной среды, которую</text:p>
      <text:p text:style-name="P31"><text:s text:c="4"/>// использует SQLx CLI.</text:p>
      <text:p text:style-name="P31"><text:s text:c="4"/>let db_url = std::env::var("DATABASE_URL")</text:p>
      <text:p text:style-name="P31"><text:s text:c="8"/>.expect("DATABASE_URL env is not provided");</text:p>
      <text:p text:style-name="P31"><text:s text:c="4"/></text:p>
      <text:p text:style-name="P31"><text:s text:c="4"/>// Определим пул подключений к базе данных. Он необходим</text:p>
      <text:p text:style-name="P31"><text:s text:c="4"/>// для совершения любых запросов.</text:p>
      <text:p text:style-name="P31"><text:s text:c="4"/>let pool = PgPoolOptions::new()</text:p>
      <text:p text:style-name="P31"><text:s text:c="8"/>.max_connections(5) </text:p>
      <text:p text:style-name="P31"><text:s text:c="8"/>.acquire_timeout(Duration::from_secs(3))</text:p>
      <text:p text:style-name="P31"><text:s text:c="8"/>.connect(db_url.as_str())</text:p>
      <text:p text:style-name="P31"><text:s text:c="8"/>.await</text:p>
      <text:p text:style-name="P31"><text:s text:c="8"/>.expect("Error connecting to database");</text:p>
      <text:p text:style-name="P31"><text:soft-page-break/><text:s text:c="4"/></text:p>
      <text:p text:style-name="P31"><text:s text:c="4"/>// Созданим новый Router, который будет перенаправлять</text:p>
      <text:p text:style-name="P31"><text:s text:c="4"/>// запросы в специальные функции-обработчики.</text:p>
      <text:p text:style-name="P31"><text:s text:c="4"/>// Так же добавим в роутер пул подключений к базе данных,</text:p>
      <text:p text:style-name="P31"><text:s text:c="4"/>// чтобы функции-обработчики могли к ней подключиться.</text:p>
      <text:p text:style-name="P31"><text:s text:c="4"/>let app = Router::new()</text:p>
      <text:p text:style-name="P31"><text:s text:c="8"/>.route("/customers", get(customers))</text:p>
      <text:p text:style-name="P31"><text:s text:c="8"/>.route("/sizes", get(sizes))</text:p>
      <text:p text:style-name="P31"><text:s text:c="8"/>.route("/materials", get(materials))</text:p>
      <text:p text:style-name="P31"><text:s text:c="8"/>.route("/book_orders", get(book_orders))</text:p>
      <text:p text:style-name="P31"><text:s text:c="8"/>.route("/painting_orders", get(painting_orders))</text:p>
      <text:p text:style-name="P31"><text:s text:c="8"/>.route("/history", get(history))</text:p>
      <text:p text:style-name="P31"><text:s text:c="8"/>.route("/top_books", get(top_books))</text:p>
      <text:p text:style-name="P31"><text:s text:c="8"/>.with_state(pool);</text:p>
      <text:p text:style-name="P31"/>
      <text:p text:style-name="P31"><text:s text:c="4"/>// Определим listener, который по своей сути является</text:p>
      <text:p text:style-name="P31"><text:s text:c="4"/>// сокет-сервером и привяжем его к URL приложения.</text:p>
      <text:p text:style-name="P31"><text:s text:c="4"/>let listener = TcpListener::bind(BASE_URL)</text:p>
      <text:p text:style-name="P31"><text:s text:c="8"/>.await</text:p>
      <text:p text:style-name="P31"><text:s text:c="8"/>.expect(format!("Error binding to {}", BASE_URL).as_str());</text:p>
      <text:p text:style-name="P31"/>
      <text:p text:style-name="P31"><text:s text:c="4"/>println!("Listening at {}", BASE_URL);</text:p>
      <text:p text:style-name="P31"><text:s text:c="4"/></text:p>
      <text:p text:style-name="P31"><text:s text:c="4"/>// Теперь, когда всё готово, можно запустить приложения</text:p>
      <text:p text:style-name="P31"><text:s text:c="4"/>// и начать обрабатывать запросы.</text:p>
      <text:p text:style-name="P31"><text:s text:c="4"/>serve(listener, app)</text:p>
      <text:p text:style-name="P31"><text:s text:c="8"/>.await</text:p>
      <text:p text:style-name="P31"><text:s text:c="8"/>.expect("Error serving app")</text:p>
      <text:p text:style-name="P31">}</text:p>
      <text:p text:style-name="P31"/>
      <text:p text:style-name="P31">// Далее идут функции-обработчики.</text:p>
      <text:p text:style-name="P31">// Все они принимают в себя пул подключений к базе</text:p>
      <text:p text:style-name="P31">// данных для совершения запросов.</text:p>
      <text:p text:style-name="P31">// И все они возвращают Result, который может</text:p>
      <text:p text:style-name="P31">// содержать либо JSON с ответом на запрос, либо ошибку.</text:p>
      <text:p text:style-name="P31">//</text:p>
      <text:p text:style-name="P31">// Обратите внимание на макрос query_as!. Он автоматически</text:p>
      <text:p text:style-name="P31">// преобразует результат запроса к указанному типу, а так же</text:p>
      <text:p text:style-name="P31">// проверит правильность написанного SQL. В том числе проверит</text:p>
      <text:p text:style-name="P31">// на соответствие существующим таблицам в базе. Если запрос</text:p>
      <text:p text:style-name="P31">// составлен неправильно, будет ошибка компиляции, а не исключение</text:p>
      <text:p text:style-name="P31">// во время запуска приложения.</text:p>
      <text:p text:style-name="P31">async fn customers(State(db): State&lt;PgPool&gt;) </text:p>
      <text:p text:style-name="P31"><text:s text:c="4"/>-&gt; Result&lt;Json&lt;Vec&lt;Customer&gt;&gt;, AppError&gt; {</text:p>
      <text:p text:style-name="P31"><text:soft-page-break/><text:s text:c="4"/>let customers = query_as!(Customer, </text:p>
      <text:p text:style-name="P31"><text:s text:c="8"/>"SELECT </text:p>
      <text:p text:style-name="P31"><text:s text:c="12"/>id,</text:p>
      <text:p text:style-name="P31"><text:s text:c="12"/>name,</text:p>
      <text:p text:style-name="P31"><text:s text:c="12"/>surname,</text:p>
      <text:p text:style-name="P31"><text:s text:c="12"/>address,</text:p>
      <text:p text:style-name="P31"><text:s text:c="12"/>phone </text:p>
      <text:p text:style-name="P31"><text:s text:c="8"/>FROM </text:p>
      <text:p text:style-name="P31"><text:s text:c="12"/>customers")</text:p>
      <text:p text:style-name="P31"><text:s text:c="8"/>.fetch_all(&amp;db)</text:p>
      <text:p text:style-name="P31"><text:s text:c="8"/>.await?;</text:p>
      <text:p text:style-name="P31"/>
      <text:p text:style-name="P31"><text:s text:c="4"/>Ok(Json(customers))</text:p>
      <text:p text:style-name="P31">}</text:p>
      <text:p text:style-name="P31"/>
      <text:p text:style-name="P31">async fn sizes(State(db): State&lt;PgPool&gt;) </text:p>
      <text:p text:style-name="P31"><text:s text:c="4"/>-&gt; Result&lt;Json&lt;Vec&lt;Size&gt;&gt;, AppError&gt; {</text:p>
      <text:p text:style-name="P31"><text:s text:c="4"/>let sizes = query_as!(Size, </text:p>
      <text:p text:style-name="P31"><text:s text:c="8"/>"SELECT id, name FROM sizes")</text:p>
      <text:p text:style-name="P31"><text:s text:c="8"/>.fetch_all(&amp;db)</text:p>
      <text:p text:style-name="P31"><text:s text:c="8"/>.await?;</text:p>
      <text:p text:style-name="P31"/>
      <text:p text:style-name="P31"><text:s text:c="4"/>Ok(Json(sizes))</text:p>
      <text:p text:style-name="P31">}</text:p>
      <text:p text:style-name="P31"/>
      <text:p text:style-name="P31">async fn materials(State(db): State&lt;PgPool&gt;) </text:p>
      <text:p text:style-name="P31"><text:s text:c="4"/>-&gt; Result&lt;Json&lt;Vec&lt;Material&gt;&gt;, AppError&gt; {</text:p>
      <text:p text:style-name="P31"><text:s text:c="4"/>let materials = query_as!(Material, "</text:p>
      <text:p text:style-name="P31"><text:s text:c="8"/>SELECT</text:p>
      <text:p text:style-name="P31"><text:s text:c="12"/>id,</text:p>
      <text:p text:style-name="P31"><text:s text:c="12"/>name,</text:p>
      <text:p text:style-name="P31"><text:s text:c="12"/>description,</text:p>
      <text:p text:style-name="P31"><text:s text:c="12"/>price,</text:p>
      <text:p text:style-name="P31"><text:s text:c="12"/>stock </text:p>
      <text:p text:style-name="P31"><text:s text:c="8"/>FROM</text:p>
      <text:p text:style-name="P31"><text:s text:c="12"/>materials")</text:p>
      <text:p text:style-name="P31"><text:s text:c="8"/>.fetch_all(&amp;db)</text:p>
      <text:p text:style-name="P31"><text:s text:c="8"/>.await?;</text:p>
      <text:p text:style-name="P31"/>
      <text:p text:style-name="P31"><text:s text:c="4"/>Ok(Json(materials))</text:p>
      <text:p text:style-name="P31">}</text:p>
      <text:p text:style-name="P31"/>
      <text:p text:style-name="P31">async fn book_orders(State(db): State&lt;PgPool&gt;) </text:p>
      <text:p text:style-name="P31"><text:s text:c="4"/>-&gt; Result&lt;Json&lt;Vec&lt;BookOrder&gt;&gt;, AppError&gt; {</text:p>
      <text:p text:style-name="P31"><text:soft-page-break/><text:s text:c="4"/>let orders = query_as!(BookOrder, "</text:p>
      <text:p text:style-name="P31"><text:s text:c="8"/>SELECT</text:p>
      <text:p text:style-name="P31"><text:s text:c="12"/>id, </text:p>
      <text:p text:style-name="P31"><text:s text:c="12"/>customer_id,</text:p>
      <text:p text:style-name="P31"><text:s text:c="12"/>datetime,</text:p>
      <text:p text:style-name="P31"><text:s text:c="12"/>cost,</text:p>
      <text:p text:style-name="P31"><text:s text:c="12"/>number_of_turns,</text:p>
      <text:p text:style-name="P31"><text:s text:c="12"/>size_id,</text:p>
      <text:p text:style-name="P31"><text:s text:c="12"/>material_id </text:p>
      <text:p text:style-name="P31"><text:s text:c="8"/>FROM </text:p>
      <text:p text:style-name="P31"><text:s text:c="12"/>book_orders")</text:p>
      <text:p text:style-name="P31"><text:s text:c="8"/>.fetch_all(&amp;db)</text:p>
      <text:p text:style-name="P31"><text:s text:c="8"/>.await?;</text:p>
      <text:p text:style-name="P31"/>
      <text:p text:style-name="P31"><text:s text:c="4"/>Ok(Json(orders))</text:p>
      <text:p text:style-name="P31">}</text:p>
      <text:p text:style-name="P31"/>
      <text:p text:style-name="P31">async fn painting_orders(State(db): State&lt;PgPool&gt;) </text:p>
      <text:p text:style-name="P31"><text:s text:c="4"/>-&gt; Result&lt;Json&lt;Vec&lt;PaintingOrder&gt;&gt;, AppError&gt; {</text:p>
      <text:p text:style-name="P31"><text:s text:c="4"/>let orders = query_as!(PaintingOrder, "</text:p>
      <text:p text:style-name="P31"><text:s text:c="8"/>SELECT </text:p>
      <text:p text:style-name="P31"><text:s text:c="12"/>id,</text:p>
      <text:p text:style-name="P31"><text:s text:c="12"/>customer_id,</text:p>
      <text:p text:style-name="P31"><text:s text:c="12"/>datetime,</text:p>
      <text:p text:style-name="P31"><text:s text:c="12"/>cost,</text:p>
      <text:p text:style-name="P31"><text:s text:c="12"/>width,</text:p>
      <text:p text:style-name="P31"><text:s text:c="12"/>height </text:p>
      <text:p text:style-name="P31"><text:s text:c="8"/>FROM </text:p>
      <text:p text:style-name="P31"><text:s text:c="12"/>painting_orders")</text:p>
      <text:p text:style-name="P31"><text:s text:c="8"/>.fetch_all(&amp;db)</text:p>
      <text:p text:style-name="P31"><text:s text:c="8"/>.await?;</text:p>
      <text:p text:style-name="P31"/>
      <text:p text:style-name="P31"><text:s text:c="4"/>Ok(Json(orders))</text:p>
      <text:p text:style-name="P31">}</text:p>
      <text:p text:style-name="P31"/>
      <text:p text:style-name="P31">// Здесь компилятор уже не может адекватно проверить</text:p>
      <text:p text:style-name="P31">// запрос на правильность, поскольку считает, что каждый </text:p>
      <text:p text:style-name="P31">// из столбцов результата может содержать NULL. Однако мы</text:p>
      <text:p text:style-name="P31">// можем гарантировать, что все эти поля будут не NULL, поэтому</text:p>
      <text:p text:style-name="P31">// используем чуть менее безопасную функцию query_as вместо макроса.</text:p>
      <text:p text:style-name="P31">async fn history(State(db): State&lt;PgPool&gt;)</text:p>
      <text:p text:style-name="P31"><text:s text:c="4"/>-&gt; Result&lt;Json&lt;Vec&lt;Order&gt;&gt;, AppError&gt; {</text:p>
      <text:p text:style-name="P31"><text:s text:c="4"/>let orders: Vec&lt;Order&gt; = query_as("</text:p>
      <text:p text:style-name="P31"><text:s text:c="8"/>SELECT</text:p>
      <text:p text:style-name="P31"><text:soft-page-break/><text:s text:c="8"/><text:tab/>customers.name,</text:p>
      <text:p text:style-name="P31"><text:s text:c="8"/><text:tab/>customers.surname,</text:p>
      <text:p text:style-name="P31"><text:s text:c="8"/><text:tab/>subquery.datetime,</text:p>
      <text:p text:style-name="P31"><text:s text:c="8"/><text:tab/>subquery.cost,</text:p>
      <text:p text:style-name="P31"><text:s text:c="8"/><text:tab/>subquery.kind</text:p>
      <text:p text:style-name="P31"><text:s text:c="8"/>FROM (</text:p>
      <text:p text:style-name="P31"><text:s text:c="8"/><text:tab/>SELECT</text:p>
      <text:p text:style-name="P31"><text:s text:c="8"/><text:tab/><text:tab/>customer_id, cost, datetime, 'book' as kind</text:p>
      <text:p text:style-name="P31"><text:s text:c="8"/><text:tab/>FROM </text:p>
      <text:p text:style-name="P31"><text:s text:c="8"/><text:tab/><text:tab/>book_orders</text:p>
      <text:p text:style-name="P31"><text:s text:c="8"/><text:tab/>UNION</text:p>
      <text:p text:style-name="P31"><text:s text:c="8"/><text:tab/>SELECT</text:p>
      <text:p text:style-name="P31"><text:s text:c="8"/><text:tab/><text:tab/>customer_id, cost, datetime, 'painting' as kind</text:p>
      <text:p text:style-name="P31"><text:s text:c="8"/><text:tab/>FROM </text:p>
      <text:p text:style-name="P31"><text:s text:c="8"/><text:tab/><text:tab/>painting_orders</text:p>
      <text:p text:style-name="P31"><text:s text:c="8"/>) AS subquery</text:p>
      <text:p text:style-name="P31"><text:s text:c="8"/>JOIN</text:p>
      <text:p text:style-name="P31"><text:s text:c="8"/><text:tab/>customers</text:p>
      <text:p text:style-name="P31"><text:s text:c="8"/>ON subquery.customer_id = customers.id</text:p>
      <text:p text:style-name="P31"><text:s text:c="8"/>")</text:p>
      <text:p text:style-name="P31"><text:s text:c="8"/>.fetch_all(&amp;db)</text:p>
      <text:p text:style-name="P31"><text:s text:c="8"/>.await?;</text:p>
      <text:p text:style-name="P31"/>
      <text:p text:style-name="P31"><text:s text:c="4"/>Ok(Json(orders))</text:p>
      <text:p text:style-name="P31">}</text:p>
      <text:p text:style-name="P31"/>
      <text:p text:style-name="P31">async fn top_books(State(db): State&lt;PgPool&gt;)</text:p>
      <text:p text:style-name="P31"><text:s text:c="4"/>-&gt; Result&lt;Json&lt;Vec&lt;TopBook&gt;&gt;, AppError&gt; {</text:p>
      <text:p text:style-name="P31"><text:s text:c="4"/>let books = query_as!(TopBook, "</text:p>
      <text:p text:style-name="P31"><text:s text:c="8"/>SELECT</text:p>
      <text:p text:style-name="P31"><text:s text:c="12"/>book_orders.cost as cost,</text:p>
      <text:p text:style-name="P31"><text:s text:c="12"/>book_orders.number_of_turns as number_of_turns,</text:p>
      <text:p text:style-name="P31"><text:s text:c="8"/><text:tab/>sizes.name as size,</text:p>
      <text:p text:style-name="P31"><text:s text:c="8"/><text:tab/>materials.name as material</text:p>
      <text:p text:style-name="P31"><text:s text:c="8"/>FROM </text:p>
      <text:p text:style-name="P31"><text:s text:c="12"/>book_orders</text:p>
      <text:p text:style-name="P31"><text:s text:c="8"/>JOIN </text:p>
      <text:p text:style-name="P31"><text:s text:c="8"/><text:tab/>materials </text:p>
      <text:p text:style-name="P31"><text:s text:c="8"/>ON </text:p>
      <text:p text:style-name="P31"><text:s text:c="8"/><text:tab/>book_orders.material_id = materials.id</text:p>
      <text:p text:style-name="P31"><text:s text:c="8"/>JOIN </text:p>
      <text:p text:style-name="P31"><text:s text:c="8"/><text:tab/>sizes</text:p>
      <text:p text:style-name="P31"><text:s text:c="8"/>ON </text:p>
      <text:p text:style-name="P31"><text:s text:c="8"/><text:tab/>book_orders.size_id = sizes.id</text:p>
      <text:p text:style-name="P31"><text:soft-page-break/><text:s text:c="8"/>ORDER BY </text:p>
      <text:p text:style-name="P31"><text:s text:c="8"/><text:tab/>book_orders.cost DESC</text:p>
      <text:p text:style-name="P31"><text:s text:c="8"/>LIMIT 5</text:p>
      <text:p text:style-name="P31"><text:s text:c="8"/>")</text:p>
      <text:p text:style-name="P31"><text:s text:c="8"/>.fetch_all(&amp;db)</text:p>
      <text:p text:style-name="P31"><text:s text:c="8"/>.await?;</text:p>
      <text:p text:style-name="P31"/>
      <text:p text:style-name="P31"><text:s text:c="4"/>Ok(Json(books))</text:p>
      <text:p text:style-name="P31">}</text:p>
      <text:p text:style-name="P26" loext:marker-style-name="T2"><text:span text:style-name="T3">Оценочный лист результатов ЛР №</text:span><text:span text:style-name="T8">6</text:span></text:p>
      <text:p text:style-name="Standard" loext:marker-style-name="T3"><text:span text:style-name="T3">Ф.И.О. студента: </text:span><text:span text:style-name="T6">Шефнер Альберт</text:span></text:p>
      <text:p text:style-name="Standard" loext:marker-style-name="T3"><text:span text:style-name="T3">Группа: ИВБ-</text:span><text:span text:style-name="T6">2</text:span><text:span text:style-name="T3">1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7" loext:marker-style-name="T3"><text:span text:style-name="T3">№</text:span><text:span text:style-name="T3"/></text:p>
            <text:p text:style-name="P27" loext:marker-style-name="T3"><text:span text:style-name="T3">п/п</text:span><text:span text:style-name="T3"/></text:p>
            <text:p text:style-name="P21" loext:marker-style-name="T3"/>
          </table:table-cell>
          <table:table-cell table:style-name="Table2.A1" office:value-type="string">
            <text:p text:style-name="P27" loext:marker-style-name="T4"><text:span text:style-name="T4">Материалы необходимые для оценки знаний, умений</text:span></text:p>
            <text:p text:style-name="P27" loext:marker-style-name="T3"><text:span text:style-name="T4">и навыков</text:span><text:span text:style-name="T4"/></text:p>
          </table:table-cell>
          <table:table-cell table:style-name="Table2.A1" office:value-type="string">
            <text:p text:style-name="P27" loext:marker-style-name="T3"><text:span text:style-name="T3">Показатель</text:span><text:span text:style-name="T3"/></text:p>
            <text:p text:style-name="P27" loext:marker-style-name="T3"><text:span text:style-name="T3"><text:s/>оценивания</text:span></text:p>
          </table:table-cell>
          <table:table-cell table:style-name="Table2.A1" office:value-type="string">
            <text:p text:style-name="P27" loext:marker-style-name="T3"><text:span text:style-name="T3">Критерии</text:span></text:p>
            <text:p text:style-name="P27" loext:marker-style-name="T3"><text:span text:style-name="T3">Оценивания</text:span><text:span text:style-name="T3"/></text:p>
          </table:table-cell>
          <table:table-cell table:style-name="Table2.A1" office:value-type="string">
            <text:p text:style-name="P27" loext:marker-style-name="T3"><text:span text:style-name="T3">Шкала оценивания</text:span><text:span text:style-name="T3"/></text:p>
          </table:table-cell>
          <table:table-cell table:style-name="Table2.F1" office:value-type="string">
            <text:p text:style-name="P21" loext:marker-style-name="T3"/>
          </table:table-cell>
        </table:table-row>
        <table:table-row table:style-name="Table2.2">
          <table:table-cell table:style-name="Table2.A1" table:number-rows-spanned="11" office:value-type="string">
            <text:p text:style-name="P27" loext:marker-style-name="T3"><text:span text:style-name="T3">1</text:span><text:span text:style-name="T3"/></text:p>
          </table:table-cell>
          <table:table-cell table:style-name="Table2.A1" table:number-rows-spanned="11" office:value-type="string">
            <text:p text:style-name="Standard" loext:marker-style-name="T5"><text:span text:style-name="T3">Лабораторная работа №</text:span></text:p>
          </table:table-cell>
          <table:table-cell table:style-name="Table2.A1" table:number-rows-spanned="2" office:value-type="string">
            <text:p text:style-name="P27" loext:marker-style-name="T3"><text:span text:style-name="T3">Наличие заготовки</text:span><text:span text:style-name="T3"/></text:p>
          </table:table-cell>
          <table:table-cell table:style-name="Table2.A1" office:value-type="string">
            <text:p text:style-name="P27" loext:marker-style-name="T3"><text:span text:style-name="T3">Присутствует</text:span><text:span text:style-name="T3"/></text:p>
          </table:table-cell>
          <table:table-cell table:style-name="Table2.A1" office:value-type="string">
            <text:p text:style-name="P27" loext:marker-style-name="T3"><text:span text:style-name="T3">1</text:span><text:span text:style-name="T3"/></text:p>
          </table:table-cell>
          <table:table-cell table:style-name="Table2.F2" office:value-type="string">
            <text:p text:style-name="P21" loext:marker-style-name="T3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Отсутствует</text:span></text:p>
          </table:table-cell>
          <table:table-cell table:style-name="Table2.A1" office:value-type="string">
            <text:p text:style-name="P28" loext:marker-style-name="T3"><text:span text:style-name="T3">0</text:span><text:span text:style-name="T3"/></text:p>
          </table:table-cell>
          <table:table-cell table:style-name="Table2.F3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29" loext:marker-style-name="T3"><text:span text:style-name="T3">Правильность ответов на вопрос</text:span><text:span text:style-name="T3"/></text:p>
          </table:table-cell>
          <table:table-cell table:style-name="Table2.A1" office:value-type="string">
            <text:p text:style-name="P28" loext:marker-style-name="T3"><text:span text:style-name="T3">Получены правильные ответы на вопросы</text:span><text:span text:style-name="T3"/></text:p>
          </table:table-cell>
          <table:table-cell table:style-name="Table2.A1" office:value-type="string">
            <text:p text:style-name="P28" loext:marker-style-name="T3"><text:span text:style-name="T3">4</text:span><text:span text:style-name="T3"/></text:p>
          </table:table-cell>
          <table:table-cell table:style-name="Table2.F4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Получены частично правильные ответы</text:span><text:span text:style-name="T3"/></text:p>
          </table:table-cell>
          <table:table-cell table:style-name="Table2.A1" office:value-type="string">
            <text:p text:style-name="P28" loext:marker-style-name="T3"><text:span text:style-name="T3">2,5</text:span><text:span text:style-name="T3"/></text:p>
          </table:table-cell>
          <table:table-cell table:style-name="Table2.F5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Получены неправильные ответы</text:span><text:span text:style-name="T3"/></text:p>
          </table:table-cell>
          <table:table-cell table:style-name="Table2.A1" office:value-type="string">
            <text:p text:style-name="P28" loext:marker-style-name="T3"><text:span text:style-name="T3">0</text:span><text:span text:style-name="T3"/></text:p>
          </table:table-cell>
          <table:table-cell table:style-name="Table2.F6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29" loext:marker-style-name="T3"><text:span text:style-name="T3">Соответствие методике выполнения</text:span><text:span text:style-name="T3"/></text:p>
          </table:table-cell>
          <table:table-cell table:style-name="Table2.A1" office:value-type="string">
            <text:p text:style-name="P28" loext:marker-style-name="T3"><text:span text:style-name="T3">Соответствует</text:span><text:span text:style-name="T3"/></text:p>
          </table:table-cell>
          <table:table-cell table:style-name="Table2.A1" office:value-type="string">
            <text:p text:style-name="P27" loext:marker-style-name="T3"><text:span text:style-name="T3">2,5</text:span><text:span text:style-name="T3"/></text:p>
          </table:table-cell>
          <table:table-cell table:style-name="Table2.F7" office:value-type="string">
            <text:p text:style-name="P21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Не соответствует</text:span><text:span text:style-name="T3"/></text:p>
          </table:table-cell>
          <table:table-cell table:style-name="Table2.A1" office:value-type="string">
            <text:p text:style-name="P28" loext:marker-style-name="T3"><text:span text:style-name="T3">1,5</text:span><text:span text:style-name="T3"/></text:p>
          </table:table-cell>
          <table:table-cell table:style-name="Table2.F8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rows-spanned="3" office:value-type="string">
            <text:p text:style-name="P29" loext:marker-style-name="T3"><text:span text:style-name="T3">Срок выполнения работы</text:span><text:span text:style-name="T3"/></text:p>
          </table:table-cell>
          <table:table-cell table:style-name="Table2.A1" office:value-type="string">
            <text:p text:style-name="P28" loext:marker-style-name="T3"><text:span text:style-name="T3">Работа выполнена в срок</text:span><text:span text:style-name="T3"/></text:p>
          </table:table-cell>
          <table:table-cell table:style-name="Table2.A1" office:value-type="string">
            <text:p text:style-name="P28" loext:marker-style-name="T3"><text:span text:style-name="T3">2,5</text:span><text:span text:style-name="T3"/></text:p>
          </table:table-cell>
          <table:table-cell table:style-name="Table2.F9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Работа выполнена с опозданием на 1 неделю</text:span><text:span text:style-name="T3"/></text:p>
          </table:table-cell>
          <table:table-cell table:style-name="Table2.A1" office:value-type="string">
            <text:p text:style-name="P28" loext:marker-style-name="T3"><text:span text:style-name="T3">1,5</text:span><text:span text:style-name="T3"/></text:p>
          </table:table-cell>
          <table:table-cell table:style-name="Table2.F10" office:value-type="string">
            <text:p text:style-name="P22" loext:marker-style-name="T3"/>
          </table:table-cell>
        </table:table-row>
        <table:table-row table:style-name="Table2.2"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28" loext:marker-style-name="T3"><text:span text:style-name="T3">Работа выполнена с опозданием на 2 недели и более</text:span></text:p>
          </table:table-cell>
          <table:table-cell table:style-name="Table2.A1" office:value-type="string">
            <text:p text:style-name="P28" loext:marker-style-name="T3"><text:span text:style-name="T3">1,0</text:span><text:span text:style-name="T3"/></text:p>
          </table:table-cell>
          <table:table-cell table:style-name="Table2.F11" office:value-type="string">
            <text:p text:style-name="P22" loext:marker-style-name="T3"/>
          </table:table-cell>
        </table:table-row>
        <table:table-row table:style-name="Table2.1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30" loext:marker-style-name="T3"><text:span text:style-name="T3">Итого максимальное количество баллов за лабораторную работу №</text:span></text:p>
          </table:table-cell>
          <table:covered-table-cell/>
          <table:table-cell table:style-name="Table2.A1" office:value-type="string">
            <text:p text:style-name="P27" loext:marker-style-name="T3"><text:span text:style-name="T3">10</text:span><text:span text:style-name="T3"/></text:p>
          </table:table-cell>
          <table:table-cell table:style-name="Table2.F12" office:value-type="string">
            <text:p text:style-name="P21" loext:marker-style-name="T3"/>
          </table:table-cell>
        </table:table-row>
      </table:table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6">Хомоненко А. Д.</text:span></text:p>
      <text:p text:style-name="Standard" loext:marker-style-name="T1"><text:span text:style-name="T3"><text:tab/><text:tab/><text:tab/><text:tab/><text:tab/><text:tab/><text:tab/><text:tab/><text:tab/> <text:s text:c="7"/>«___»__________202</text:span><text:span text:style-name="T6">4</text:span><text:span text:style-name="T1"> </text:span><text:span text:style-name="T3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.2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6</meta:editing-cycles>
    <meta:creation-date>2022-02-17T12:41:00</meta:creation-date>
    <dc:date>2024-05-11T13:04:58.553113293</dc:date>
    <meta:editing-duration>P1DT12H36M22S</meta:editing-duration>
    <meta:generator>LibreOffice/7.6.6.3$Linux_X86_64 LibreOffice_project/60$Build-3</meta:generator>
    <meta:document-statistic meta:table-count="2" meta:image-count="0" meta:object-count="0" meta:page-count="12" meta:paragraph-count="388" meta:word-count="1358" meta:character-count="11866" meta:non-whitespace-character-count="9288"/>
    <meta:user-defined meta:name="AppVersion">16.0000</meta:user-defined>
    <meta:template xlink:type="simple" xlink:actuate="onRequest" xlink:title="Normal" xlink:href=""/>
  </office:meta>
</office:document-meta>
</file>